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Heading_20_2">
      <style:paragraph-properties fo:text-align="start" style:justify-single-word="false"/>
      <style:text-properties fo:font-variant="normal" fo:text-transform="none" fo:color="#0091c8" style:font-name="Times New Roman1" fo:letter-spacing="normal" fo:font-style="normal" fo:font-weight="bold" style:font-weight-asian="normal" style:font-weight-complex="normal"/>
    </style:style>
    <style:style style:name="P4" style:family="paragraph" style:parent-style-name="Heading_20_2">
      <style:paragraph-properties fo:text-align="start" style:justify-single-word="false"/>
      <style:text-properties fo:font-variant="normal" fo:text-transform="none" fo:color="#0091c8" style:font-name="Times New Roman1" fo:letter-spacing="normal" fo:font-style="normal" fo:font-weight="bold"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list-style-name="L2">
      <style:paragraph-properties fo:text-align="start" style:justify-single-word="false"/>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YMA TME3</text:p>
      <text:p text:style-name="P1"/>
      <text:p text:style-name="P1"/>
      <text:h text:style-name="P3" text:outline-level="2">1. Modèle de base</text:h>
      <text:p text:style-name="P2"/>
      <text:list xml:id="list3296130678550376586" text:style-name="L1">
        <text:list-item>
          <text:list>
            <text:list-item>
              <text:p text:style-name="P6">Les équations gouvernent ce modèle <text:s/>sert a simuler la convergence des opinion. Il cerhche a capter le fait que seulon un seuil d d'intérrerdes autres , les gens ont une opinion qui coverge.</text:p>
            </text:list-item>
          </text:list>
        </text:list-item>
      </text:list>
      <text:p text:style-name="P2"/>
      <text:list xml:id="list6787630553477888765" text:style-name="L2">
        <text:list-item>
          <text:list>
            <text:list-item>
              <text:p text:style-name="P7">Nous reproduisons les resulstars ésperé. Ces résultats s'explique grace au fait que les personne d'une distance d de ses voisins réussis a mieux disperser leurs opinions. Lorsque d=0,5, alors ceux du milieu peuvent faire converger tous les autres agents vers lui. Lorsque d=0,2 , alors ceux du quart et du 3 quart sont ceux qui sont a la bordure des agents qui ont un « pouvoir » maximum. C'est donc eux qui fera converger le plus (car en concurrence avec moin d'agent mais avec un pouvoir équivalent). Si mu change, alors le changement d'opinion ne fera pas varier l'opinion des autre agent de la même façon, il y aura donc un regroupement total différents.</text:p>
            </text:list-item>
          </text:list>
        </text:list-item>
      </text:list>
      <text:p text:style-name="P2"/>
      <text:h text:style-name="P3" text:outline-level="2">2. Effets des réseaux sociaux</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58:07.32</meta:creation-date>
    <dc:date>2015-10-06T16:16:46.65</dc:date>
    <meta:editing-duration>PT1H25M31S</meta:editing-duration>
    <meta:editing-cycles>4</meta:editing-cycles>
    <meta:generator>OpenOffice/4.0.0$Win32 OpenOffice.org_project/400m3$Build-9702</meta:generator>
    <meta:document-statistic meta:table-count="0" meta:image-count="0" meta:object-count="0" meta:page-count="1" meta:paragraph-count="5" meta:word-count="160" meta:character-count="910"/>
  </office:meta>
</office:document-meta>
</file>